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officeooo:paragraph-rsid="0012f210"/>
    </style:style>
    <style:style style:name="P2" style:family="paragraph" style:parent-style-name="Standard">
      <style:paragraph-properties fo:text-align="center" style:justify-single-word="false"/>
      <style:text-properties style:font-name="Times New Roman" fo:font-size="18pt" fo:font-weight="bold" officeooo:rsid="0012f210" officeooo:paragraph-rsid="0012f21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5" style:family="paragraph" style:parent-style-name="Standard" style:list-style-name="L1">
      <style:paragraph-properties fo:text-align="start"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6" style:family="paragraph" style:parent-style-name="Standard" style:list-style-name="L2">
      <style:paragraph-properties fo:text-align="start" style:justify-single-word="false" fo:break-before="page"/>
      <style:text-properties style:font-name="Times New Roman" fo:font-size="14pt" fo:font-weight="normal" officeooo:rsid="0012f210" officeooo:paragraph-rsid="0012f210" style:font-size-asian="14pt" style:font-weight-asian="normal" style:font-size-complex="14pt" style:font-weight-complex="normal"/>
    </style:style>
    <style:style style:name="P7" style:family="paragraph" style:parent-style-name="Standard" style:list-style-name="L2">
      <style:paragraph-properties fo:text-align="start" style:justify-single-word="false"/>
      <style:text-properties fo:font-size="14pt" officeooo:rsid="00141c5c" officeooo:paragraph-rsid="00141c5c" style:font-size-asian="14pt" style:font-size-complex="14pt"/>
    </style:style>
    <style:style style:name="P8" style:family="paragraph" style:parent-style-name="Standard" style:list-style-name="L2">
      <style:paragraph-properties fo:text-align="start" style:justify-single-word="false"/>
      <style:text-properties officeooo:paragraph-rsid="0012f210"/>
    </style:style>
    <style:style style:name="P9" style:family="paragraph" style:parent-style-name="Standard" style:list-style-name="L2">
      <style:paragraph-properties fo:text-align="start" style:justify-single-word="false"/>
      <style:text-properties fo:font-size="12pt" officeooo:rsid="00141c5c" officeooo:paragraph-rsid="00141c5c" style:font-size-asian="12pt" style:font-size-complex="12pt"/>
    </style:style>
    <style:style style:name="T1" style:family="text">
      <style:text-properties style:font-name="Times New Roman" fo:font-size="14pt" fo:font-weight="normal" officeooo:rsid="0012f210"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mat Pracy</text:p>
      <text:p text:style-name="P3">Walidacja, testowanie i dokumentacji aplikacji</text:p>
      <text:p text:style-name="P3"/>
      <text:p text:style-name="P3">Krystian Binkowski 4A </text:p>
      <text:p text:style-name="P3"/>
      <text:list text:style-name="L2">
        <text:list-item>
          <text:p text:style-name="P6">Definiowanie projektu</text:p>
          <text:list>
            <text:list-item>
              <text:p text:style-name="P8"><text:span text:style-name="T1">Wybór tematu</text:span></text:p>
              <text:p text:style-name="P8">Popularność i zainteresowanie: Siłownie stały się integralną częścią życia wielu osób, które dążą do poprawy swojego zdrowia i kondycji fizycznej. "FitLife" cieszy się dobrą reputacją i dużym zainteresowaniem w naszej społeczności, co sprawia, że jest to temat atrakcyjny dla wielu potencjalnych użytkowników strony.</text:p>
              <text:p text:style-name="P8"/>
              <text:p text:style-name="P8">Zróżnicowane usługi: Siłownia "FitLife" oferuje szeroki zakres usług, takich jak treningi siłowe, zajęcia fitness, porady dietetyczne i wiele innych. Dzięki temu możemy zaprezentować różnorodność oferowanych treści na stronie internetowej, co przyciąga uwagę różnych grup docelowych.</text:p>
              <text:p text:style-name="P8"/>
              <text:p text:style-name="P8">Potencjał dla edukacji i motywacji: Strona internetowa może pełnić rolę nie tylko jako platforma informacyjna, ale także jako narzędzie motywacyjne i edukacyjne dla osób zainteresowanych rozwojem osobistym i poprawą kondycji fizycznej. "FitLife" oferuje wiele treści inspirujących i poradniczych, które mogą być wartościowe dla naszych użytkowników.</text:p>
              <text:p text:style-name="P8"/>
              <text:p text:style-name="P8">Możliwość współpracy: Wybór tej siłowni jako tematu naszej strony otwiera również możliwość współpracy z lokalnymi przedsiębiorstwami i ekspertami z branży fitness, co może przynieść dodatkowe korzyści dla naszej społeczności online.</text:p>
              <text:p text:style-name="P8"/>
              <text:p text:style-name="P8">Dlatego też uznaliśmy siłownię "FitLife" za idealny temat naszej strony internetowej, który spełnia potrzeby i oczekiwania naszych potencjalnych użytkowników.</text:p>
            </text:list-item>
            <text:list-item>
              <text:p text:style-name="P7">Wykorzystane technologie</text:p>
              <text:p text:style-name="P9">HTML (HyperText Markup Language):</text:p>
              <text:p text:style-name="P9">HTML stanowi podstawę struktury naszej strony internetowej. Z jego pomocą definiujemy różne elementy, takie jak nagłówki, paragrafy, listy i wiele innych, co umożliwia organizację i prezentację treści w sposób czytelny i łatwy do nawigacji.</text:p>
              <text:p text:style-name="P9"/>
              <text:p text:style-name="P9">CSS (Cascading Style Sheets):</text:p>
              <text:p text:style-name="P9">CSS jest wykorzystywany do stylizacji naszej strony internetowej. Dzięki CSS możemy nadawać elementom HTML odpowiednie kolory, rozmiary, czcionki oraz układy, co pozwala nam dostosować wygląd strony do naszych preferencji wizualnych oraz zapewnić spójny wygląd na różnych urządzeniach.</text:p>
              <text:p text:style-name="P9"/>
              <text:p text:style-name="P9">Tailwind CSS:</text:p>
              <text:p text:style-name="P9">Tailwind CSS jest frameworkiem CSS, który umożliwia szybkie tworzenie responsywnych i estetycznych interfejsów użytkownika. Wykorzystując gotowe klasy CSS, możemy łatwo dodawać stylizację do naszych elementów HTML, co przyspiesza proces tworzenia strony i zapewnia spójny wygląd na całej platformie.</text:p>
              <text:p text:style-name="P9"/>
              <text:p text:style-name="P9">Sass (Syntactically Awesome Stylesheets):</text:p>
              <text:p text:style-name="P9">Sass to preprocesor CSS, który oferuje wiele użytecznych funkcji, takich jak zagnieżdżanie selektorów, zmienne, mixin-y i wiele innych. Dzięki Sass możemy pisać bardziej czytelny i modułowy kod CSS, co ułatwia zarządzanie stylami i ich rozbudowę na potrzeby naszej strony internetowej.</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2f21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omyślny styl strony1"/><text:page-number text:select-page="current">2</text:page-number><text:bookmark-end text:name="PageNumWizard_FOOTER_Domyślny styl strony1"/></text:p>
      </style:footer>
    </style:master-page>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09:08:04.262000000</meta:creation-date>
    <dc:date>2024-03-01T09:23:38.678000000</dc:date>
    <meta:editing-duration>PT5M14S</meta:editing-duration>
    <meta:editing-cycles>1</meta:editing-cycles>
    <meta:document-statistic meta:table-count="0" meta:image-count="0" meta:object-count="0" meta:page-count="2" meta:paragraph-count="20" meta:word-count="355" meta:character-count="2707" meta:non-whitespace-character-count="2374"/>
    <meta:generator>LibreOffice/24.2.1.2$Windows_X86_64 LibreOffice_project/db4def46b0453cc22e2d0305797cf981b68ef5ac</meta:generator>
  </office:meta>
</office:document-meta>
</file>